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h4_sec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unning time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Standardized</text:p>
          </table:table-cell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0.104856207966805" calcext:value-type="float">
            <text:p>0.104856207966805</text:p>
          </table:table-cell>
          <table:table-cell office:value-type="float" office:value="0.473704636096954" calcext:value-type="float">
            <text:p>0.473704636096954</text:p>
          </table:table-cell>
          <table:table-cell office:value-type="float" office:value="0.36705294251442" calcext:value-type="float">
            <text:p>0.36705294251442</text:p>
          </table:table-cell>
          <table:table-cell table:formula="of:=AVERAGE([.B3:.D3])" office:value-type="float" office:value="0.31520459552606" calcext:value-type="float">
            <text:p>0.315204595526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</text:p>
          </table:table-cell>
          <table:table-cell table:style-name="ce1" office:value-type="float" office:value="0.0948997512459755" calcext:value-type="float">
            <text:p>0.094899751245976</text:p>
          </table:table-cell>
          <table:table-cell table:style-name="ce1" office:value-type="float" office:value="0.462329655885696" calcext:value-type="float">
            <text:p>0.462329655885696</text:p>
          </table:table-cell>
          <table:table-cell table:style-name="ce1" office:value-type="float" office:value="0.396902859210968" calcext:value-type="float">
            <text:p>0.396902859210968</text:p>
          </table:table-cell>
          <table:table-cell table:style-name="ce1" table:formula="of:=AVERAGE([.B4:.D4])" office:value-type="float" office:value="0.31804408878088" calcext:value-type="float">
            <text:p>0.318044088780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0.121833764016628" calcext:value-type="float">
            <text:p>0.121833764016628</text:p>
          </table:table-cell>
          <table:table-cell office:value-type="float" office:value="0.514805018901825" calcext:value-type="float">
            <text:p>0.514805018901825</text:p>
          </table:table-cell>
          <table:table-cell office:value-type="float" office:value="0.438972502946854" calcext:value-type="float">
            <text:p>0.438972502946854</text:p>
          </table:table-cell>
          <table:table-cell table:formula="of:=AVERAGE([.B5:.D5])" office:value-type="float" office:value="0.358537095288436" calcext:value-type="float">
            <text:p>0.358537095288436</text:p>
          </table:table-cell>
          <table:table-cell/>
          <table:table-cell office:value-type="string" calcext:value-type="string">
            <text:p><text:s/>3414, 128</text:p>
          </table:table-cell>
          <table:table-cell/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0.152274161577225" calcext:value-type="float">
            <text:p>0.152274161577225</text:p>
          </table:table-cell>
          <table:table-cell office:value-type="float" office:value="0.485790848731995" calcext:value-type="float">
            <text:p>0.485790848731995</text:p>
          </table:table-cell>
          <table:table-cell office:value-type="float" office:value="0.439537972211838" calcext:value-type="float">
            <text:p>0.439537972211838</text:p>
          </table:table-cell>
          <table:table-cell table:formula="of:=AVERAGE([.B6:.D6])" office:value-type="float" office:value="0.359200994173686" calcext:value-type="float">
            <text:p>0.359200994173686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0.129867151379585" calcext:value-type="float">
            <text:p>0.129867151379585</text:p>
          </table:table-cell>
          <table:table-cell office:value-type="float" office:value="0.513104975223541" calcext:value-type="float">
            <text:p>0.513104975223541</text:p>
          </table:table-cell>
          <table:table-cell office:value-type="float" office:value="0.41926720738411" calcext:value-type="float">
            <text:p>0.41926720738411</text:p>
          </table:table-cell>
          <table:table-cell table:formula="of:=AVERAGE([.B7:.D7])" office:value-type="float" office:value="0.354079777995745" calcext:value-type="float">
            <text:p>0.354079777995745</text:p>
          </table:table-cell>
          <table:table-cell/>
          <table:table-cell office:value-type="string" calcext:value-type="string">
            <text:p>3412, 3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FCC</text:p>
          </table:table-cell>
          <table:table-cell office:value-type="float" office:value="0.154997363686562" calcext:value-type="float">
            <text:p>0.154997363686562</text:p>
          </table:table-cell>
          <table:table-cell office:value-type="float" office:value="0.58029693365097" calcext:value-type="float">
            <text:p>0.58029693365097</text:p>
          </table:table-cell>
          <table:table-cell office:value-type="float" office:value="0.45569109916687" calcext:value-type="float">
            <text:p>0.45569109916687</text:p>
          </table:table-cell>
          <table:table-cell table:formula="of:=AVERAGE([.B10:.D10])" office:value-type="float" office:value="0.396995132168134" calcext:value-type="float">
            <text:p>0.3969951321681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l</text:p>
          </table:table-cell>
          <table:table-cell table:style-name="ce1" table:number-columns-repeated="3"/>
          <table:table-cell table:style-name="ce1" table:formula="of:=AVERAGE([.B11:.D11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 Mel</text:p>
          </table:table-cell>
          <table:table-cell office:value-type="float" office:value="0.151496171951294" calcext:value-type="float">
            <text:p>0.151496171951294</text:p>
          </table:table-cell>
          <table:table-cell office:value-type="float" office:value="0.549316108226776" calcext:value-type="float">
            <text:p>0.549316108226776</text:p>
          </table:table-cell>
          <table:table-cell office:value-type="float" office:value="0.455174207687378" calcext:value-type="float">
            <text:p>0.455174207687378</text:p>
          </table:table-cell>
          <table:table-cell table:formula="of:=AVERAGE([.B12:.D12])" office:value-type="float" office:value="0.385328829288483" calcext:value-type="float">
            <text:p>0.385328829288483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GeMAPS</text:p>
          </table:table-cell>
          <table:table-cell office:value-type="float" office:value="0.191397249698639" calcext:value-type="float">
            <text:p>0.191397249698639</text:p>
          </table:table-cell>
          <table:table-cell office:value-type="float" office:value="0.522651851177216" calcext:value-type="float">
            <text:p>0.522651851177216</text:p>
          </table:table-cell>
          <table:table-cell office:value-type="float" office:value="0.451783835887909" calcext:value-type="float">
            <text:p>0.451783835887909</text:p>
          </table:table-cell>
          <table:table-cell table:formula="of:=AVERAGE([.B13:.D13])" office:value-type="float" office:value="0.388610978921255" calcext:value-type="float">
            <text:p>0.388610978921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</text:p>
          </table:table-cell>
          <table:table-cell office:value-type="float" office:value="0.144743919372559" calcext:value-type="float">
            <text:p>0.144743919372559</text:p>
          </table:table-cell>
          <table:table-cell office:value-type="float" office:value="0.563266456127167" calcext:value-type="float">
            <text:p>0.563266456127167</text:p>
          </table:table-cell>
          <table:table-cell office:value-type="float" office:value="0.445192575454712" calcext:value-type="float">
            <text:p>0.445192575454712</text:p>
          </table:table-cell>
          <table:table-cell table:formula="of:=AVERAGE([.B14:.D14])" office:value-type="float" office:value="0.384400983651479" calcext:value-type="float">
            <text:p>0.384400983651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A+D</text:p>
          </table:table-cell>
          <table:table-cell office:value-type="float" office:value="0.172963440418243" calcext:value-type="float">
            <text:p>0.172963440418243</text:p>
          </table:table-cell>
          <table:table-cell office:value-type="float" office:value="0.612074255943298" calcext:value-type="float">
            <text:p>0.612074255943298</text:p>
          </table:table-cell>
          <table:table-cell office:value-type="float" office:value="0.455221235752106" calcext:value-type="float">
            <text:p>0.455221235752106</text:p>
          </table:table-cell>
          <table:table-cell table:formula="of:=AVERAGE([.B15:.D15])" office:value-type="float" office:value="0.413419644037883" calcext:value-type="float">
            <text:p>0.413419644037883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TakaoGothic" svg:font-family="Takao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21:49:52.507919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initial-creator>Bagus Tris Atmaja</meta:initial-creator>
    <meta:creation-date>2020-02-13T11:05:48.721833260</meta:creation-date>
    <meta:generator>LibreOffice/6.3.6.2$Linux_X86_64 LibreOffice_project/2196df99b074d8a661f4036fca8fa0cbfa33a497</meta:generator>
    <dc:date>2020-07-21T23:44:26.227658503</dc:date>
    <dc:creator>Bagus Tris Atmaja</dc:creator>
    <meta:editing-duration>PT10H29M48S</meta:editing-duration>
    <meta:editing-cycles>24</meta:editing-cycles>
    <meta:document-statistic meta:table-count="2" meta:cell-count="63" meta:object-count="0"/>
  </office:meta>
</office:document-meta>
</file>